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2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5.717cm"/>
    </style:style>
    <style:style style:name="co5" style:family="table-column">
      <style:table-column-properties fo:break-before="auto" style:column-width="3.3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 fo:border="0.74pt solid #000000"/>
    </style:style>
    <style:style style:name="ce14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fo:color="#93eff4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fo:color="#ffff7f"/>
    </style:style>
    <style:style style:name="ce19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fo:color="#00bf00"/>
    </style:style>
    <style:style style:name="ce21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fo:color="#ff99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ce72f2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a5d6"/>
    </style:style>
    <style:style style:name="ce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9900"/>
    </style:style>
    <style:style style:name="ce6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00bf00"/>
    </style:style>
    <style:style style:name="ce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a5aaa0"/>
    </style:style>
    <style:style style:name="T1" style:family="text">
      <style:text-properties fo:color="#93eff4"/>
    </style:style>
    <style:style style:name="T2" style:family="text">
      <style:text-properties fo:color="#ffff7f"/>
    </style:style>
    <style:style style:name="T3" style:family="text">
      <style:text-properties fo:color="#ffffff"/>
    </style:style>
    <style:style style:name="T4" style:family="text">
      <style:text-properties fo:color="#00bf00"/>
    </style:style>
    <style:style style:name="T5" style:family="text">
      <style:text-properties fo:color="#ff9900"/>
    </style:style>
    <style:style style:name="T6" style:family="text">
      <style:text-properties fo:color="#ce72f2"/>
    </style:style>
    <style:style style:name="T7" style:family="text">
      <style:text-properties fo:color="#ffa5d6"/>
    </style:style>
    <style:style style:name="T8" style:family="text">
      <style:text-properties fo:color="#a5aaa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2" table:default-cell-style-name="ce12"/>
        <table:table-column table:style-name="co3" table:default-cell-style-name="ce12"/>
        <table:table-column table:style-name="co1" table:default-cell-style-name="ce12"/>
        <table:table-column table:style-name="co5" table:default-cell-style-name="ce12"/>
        <table:table-column table:style-name="co1" table:number-columns-repeated="16375" table:default-cell-style-name="ce12"/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9234-peignoir-dodikaprio" xlink:type="simple">Peignoir Dodikaprio</text:a></text:span></text:p>
          </table:table-cell>
          <table:table-cell table:style-name="ce17" office:value-type="string" calcext:value-type="string">
            <text:p>Niv. 230</text:p>
          </table:table-cell>
          <table:table-cell table:style-name="ce18" office:value-type="string" calcext:value-type="string">
            <text:p><text:span text:style-name="T2"><text:a xlink:href="https://www.wakfu.com/fr/mmorpg/encyclopedie/armures/27583-plastrion" xlink:type="simple">Plastrion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9891-peignoir-dodikaprio" xlink:type="simple">Peignoir Dodikaprio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6"/>
          <table:table-cell table:style-name="ce10" office:value-type="string" calcext:value-type="string">
            <text:p><text:span text:style-name="T6"><text:a xlink:href="https://www.wakfu.com/fr/mmorpg/encyclopedie/armures/19891-peignoir-dodikaprio" xlink:type="simple">Peignoir Dodikaprio</text:a></text:span></text:p>
          </table:table-cell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9295-sandales-ourdies" xlink:type="simple">Sandales Ourdies</text:a></text:span></text:p>
          </table:table-cell>
          <table:table-cell table:style-name="ce17" office:value-type="string" calcext:value-type="string">
            <text:p>Niv. 230</text:p>
          </table:table-cell>
          <table:table-cell table:style-name="ce18" office:value-type="string" calcext:value-type="string">
            <text:p><text:span text:style-name="T2"><text:a xlink:href="https://www.wakfu.com/fr/mmorpg/encyclopedie/armures/27767-bottes-trompe" xlink:type="simple">Bottes à tromp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9708-sandales-ourdies" xlink:type="simple">Sandales Ourdies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6"/>
          <table:table-cell table:style-name="ce9" office:value-type="string" calcext:value-type="string">
            <text:p><text:span text:style-name="T7"><text:a xlink:href="https://www.wakfu.com/fr/mmorpg/encyclopedie/armures/19891-peignoir-dodikaprio" xlink:type="simple">Peignoir Dodikaprio</text:a></text:span></text:p>
          </table:table-cell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9296-cordon-jon" xlink:type="simple">Cordon Jon</text:a></text:span></text:p>
          </table:table-cell>
          <table:table-cell table:style-name="ce17" office:value-type="string" calcext:value-type="string">
            <text:p>Niv. 230</text:p>
          </table:table-cell>
          <table:table-cell table:style-name="ce18" office:value-type="string" calcext:value-type="string">
            <text:p><text:span text:style-name="T2"><text:a xlink:href="https://www.wakfu.com/fr/mmorpg/encyclopedie/armures/28172-ceinture-tortumulte" xlink:type="simple">Ceinture du Tortumult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8172-ceinture-tortumulte" xlink:type="simple">Cordon Jon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6"/>
          <table:table-cell table:style-name="ce5" office:value-type="string" calcext:value-type="string">
            <text:p><text:span text:style-name="T5"><text:a xlink:href="https://www.wakfu.com/fr/mmorpg/encyclopedie/armures/19891-peignoir-dodikaprio" xlink:type="simple">Peignoir Dodikaprio</text:a></text:span></text:p>
          </table:table-cell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9357-epaulettes-tylique" xlink:type="simple">Epaulettes Tylique</text:a></text:span></text:p>
          </table:table-cell>
          <table:table-cell table:style-name="ce17" office:value-type="string" calcext:value-type="string">
            <text:p>Niv. 230</text:p>
          </table:table-cell>
          <table:table-cell table:style-name="ce18" office:value-type="string" calcext:value-type="string">
            <text:p><text:span text:style-name="T2"><text:a xlink:href="https://www.wakfu.com/fr/mmorpg/encyclopedie/armures/28296-epaulettes-sumorse" xlink:type="simple">Epaulettes du Sumors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0163-epaulettes-tylique" xlink:type="simple">Epaulettes Tylique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6"/>
          <table:table-cell table:style-name="ce6" office:value-type="string" calcext:value-type="string">
            <text:p><text:span text:style-name="T4"><text:a xlink:href="https://www.wakfu.com/fr/mmorpg/encyclopedie/armures/19891-peignoir-dodikaprio" xlink:type="simple">Peignoir Dodikaprio</text:a></text:span></text:p>
          </table:table-cell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9171-heaume-precision" xlink:type="simple">Heaume de Précision</text:a></text:span></text:p>
          </table:table-cell>
          <table:table-cell table:style-name="ce17" office:value-type="string" calcext:value-type="string">
            <text:p>Niv. 230</text:p>
          </table:table-cell>
          <table:table-cell table:style-name="ce18" office:value-type="string" calcext:value-type="string">
            <text:p><text:span text:style-name="T2"><text:a xlink:href="https://www.wakfu.com/fr/mmorpg/encyclopedie/armures/27617-casque-ade" xlink:type="simple">Casque Ad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0220-heaume-precision" xlink:type="simple">Heaume de Précision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6"/>
          <table:table-cell table:style-name="ce7" office:value-type="string" calcext:value-type="string">
            <text:p><text:span text:style-name="T3"><text:a xlink:href="https://www.wakfu.com/fr/mmorpg/encyclopedie/armures/19891-peignoir-dodikaprio" xlink:type="simple">Peignoir Dodikaprio</text:a></text:span></text:p>
          </table:table-cell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9172-drapeau-dunil" xlink:type="simple">Drapeau Dunîl</text:a></text:span></text:p>
          </table:table-cell>
          <table:table-cell table:style-name="ce17" office:value-type="string" calcext:value-type="string">
            <text:p>Niv. 230</text:p>
          </table:table-cell>
          <table:table-cell table:style-name="ce18" office:value-type="string" calcext:value-type="string">
            <text:p><text:span text:style-name="T2"><text:a xlink:href="https://www.wakfu.com/fr/mmorpg/encyclopedie/armures/27614-cape-hella" xlink:type="simple">La Cape Hella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0213-drapeau-dunil" xlink:type="simple">Drapeau Dunîl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6"/>
          <table:table-cell table:style-name="ce8" office:value-type="string" calcext:value-type="string">
            <text:p><text:span text:style-name="T8"><text:a xlink:href="https://www.wakfu.com/fr/mmorpg/encyclopedie/armures/19891-peignoir-dodikaprio" xlink:type="simple">Peignoir Dodikaprio</text:a></text:span></text:p>
          </table:table-cell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9358-grigri-bordunil" xlink:type="simple">Grigri du Bordunil</text:a></text:span></text:p>
          </table:table-cell>
          <table:table-cell table:style-name="ce17" office:value-type="string" calcext:value-type="string">
            <text:p>Niv. 230</text:p>
          </table:table-cell>
          <table:table-cell table:style-name="ce18" office:value-type="string" calcext:value-type="string">
            <text:p><text:span text:style-name="T2"><text:a xlink:href="https://www.wakfu.com/fr/mmorpg/encyclopedie/armures/28235-amulette-casse-cours" xlink:type="simple">Amulette du Casse-cours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0204-grigri-bordunil" xlink:type="simple">Grigri du Bordunil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9233-piquants-solaires" xlink:type="simple">Piquants Solaires</text:a></text:span></text:p>
          </table:table-cell>
          <table:table-cell table:style-name="ce17" office:value-type="string" calcext:value-type="string">
            <text:p>Niv. 230</text:p>
          </table:table-cell>
          <table:table-cell table:style-name="ce18" office:value-type="string" calcext:value-type="string">
            <text:p><text:span text:style-name="T2"><text:a xlink:href="https://www.wakfu.com/fr/mmorpg/encyclopedie/armures/27660-epaulettes-embuees" xlink:type="simple">Epaulettes embuées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9887-piquants-solaires" xlink:type="simple">Piquants Solaires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9109-nomade-max" xlink:type="simple">Le Nomade Max</text:a></text:span></text:p>
          </table:table-cell>
          <table:table-cell table:style-name="ce17" office:value-type="string" calcext:value-type="string">
            <text:p>Niv. 230</text:p>
          </table:table-cell>
          <table:table-cell table:style-name="ce18" office:value-type="string" calcext:value-type="string">
            <text:p><text:span text:style-name="T2"><text:a xlink:href="https://www.wakfu.com/fr/mmorpg/encyclopedie/armures/28225-alliance-plantigarde" xlink:type="simple">Alliance Plantigard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9888-nomade-max" xlink:type="simple">Le Nomade Max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9110-crocs-feroces" xlink:type="simple">Crocs Féroces</text:a></text:span></text:p>
          </table:table-cell>
          <table:table-cell table:style-name="ce17" office:value-type="string" calcext:value-type="string">
            <text:p>Niv. 230</text:p>
          </table:table-cell>
          <table:table-cell table:style-name="ce18" office:value-type="string" calcext:value-type="string">
            <text:p><text:span text:style-name="T2"><text:a xlink:href="https://www.wakfu.com/fr/mmorpg/encyclopedie/armures/28158-amulette-carapatte" xlink:type="simple">Amulette Carapatt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9893-crocs-feroces" xlink:type="simple">Crocs Féroces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6" table:number-columns-repeated="2"/>
          <table:table-cell table:number-columns-repeated="16375"/>
        </table:table-row>
        <table:table-row table:style-name="ro1" table:number-rows-repeated="2">
          <table:table-cell/>
          <table:table-cell table:style-name="ce15" table:number-columns-repeated="6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810-bottes-destin" xlink:type="simple">Bottes du Destin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9" office:value-type="string" calcext:value-type="string">
            <text:p><text:span text:style-name="T3"><text:a xlink:href="https://www.wakfu.com/fr/mmorpg/encyclopedie/armures/10762-bottes-destin" xlink:type="simple">Bottes du Destin</text:a></text:span></text:p>
          </table:table-cell>
          <table:table-cell table:style-name="ce17" office:value-type="string" calcext:value-type="string">
            <text:p>Niv. 23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804-ceinture-destin" xlink:type="simple">Ceinture du Destin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20" office:value-type="string" calcext:value-type="string">
            <text:p><text:span text:style-name="T4"><text:a xlink:href="https://www.wakfu.com/fr/mmorpg/encyclopedie/armures/10999-ceinture-destin" xlink:type="simple">Ceinture du Destin</text:a></text:span></text:p>
          </table:table-cell>
          <table:table-cell table:style-name="ce17" office:value-type="string" calcext:value-type="string">
            <text:p>Niv. 24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809-amulette-repit" xlink:type="simple">Amulette du Répit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20" office:value-type="string" calcext:value-type="string">
            <text:p><text:span text:style-name="T4"><text:a xlink:href="https://www.wakfu.com/fr/mmorpg/encyclopedie/armures/10777-amulette-repit" xlink:type="simple">Amulette du Répit</text:a></text:span></text:p>
          </table:table-cell>
          <table:table-cell table:style-name="ce17" office:value-type="string" calcext:value-type="string">
            <text:p>Niv. 2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807-epaulettes-repit" xlink:type="simple">Epaulettes du Répit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20" office:value-type="string" calcext:value-type="string">
            <text:p><text:span text:style-name="T4"><text:a xlink:href="https://www.wakfu.com/fr/mmorpg/encyclopedie/armures/10779-epaulettes-repit" xlink:type="simple">Epaulettes du Répit</text:a></text:span></text:p>
          </table:table-cell>
          <table:table-cell table:style-name="ce17" office:value-type="string" calcext:value-type="string">
            <text:p>Niv. 27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811-cape-trouble" xlink:type="simple">Cape du Troubl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20" office:value-type="string" calcext:value-type="string">
            <text:p><text:span text:style-name="T4"><text:a xlink:href="https://www.wakfu.com/fr/mmorpg/encyclopedie/armures/10783-cape-trouble" xlink:type="simple">Cape du Trouble</text:a></text:span></text:p>
          </table:table-cell>
          <table:table-cell table:style-name="ce17" office:value-type="string" calcext:value-type="string">
            <text:p>Niv. 29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805-anneau-trouble" xlink:type="simple">Anneau du Troubl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21" office:value-type="string" calcext:value-type="string">
            <text:p><text:span text:style-name="T5"><text:a xlink:href="https://www.wakfu.com/fr/mmorpg/encyclopedie/armures/10787-anneau-trouble" xlink:type="simple">Anneau du Trouble</text:a></text:span></text:p>
          </table:table-cell>
          <table:table-cell table:style-name="ce17" office:value-type="string" calcext:value-type="string">
            <text:p>Niv. 32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89-ame-peine" xlink:type="simple">L'Âme en Pein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4132-ame-peine" xlink:type="simple">L'Âme en Peine</text:a></text:span></text:p>
          </table:table-cell>
          <table:table-cell table:style-name="ce17" office:value-type="string" calcext:value-type="string">
            <text:p>Niv. 80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95-voile-excarnus" xlink:type="simple">Voile d'Excarnus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857-voile-excarnus" xlink:type="simple">Voile d'Excarnus</text:a></text:span></text:p>
          </table:table-cell>
          <table:table-cell table:style-name="ce17" office:value-type="string" calcext:value-type="string">
            <text:p>Niv. 80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88-clochette-meulou" xlink:type="simple">Clochette du Meulou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851-clochette-meulou" xlink:type="simple">Clochette du Meulou</text:a></text:span></text:p>
          </table:table-cell>
          <table:table-cell table:style-name="ce17" office:value-type="string" calcext:value-type="string">
            <text:p>Niv. 9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92-ceinture-multe" xlink:type="simple">Ceinture Mult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847-ceinture-multe" xlink:type="simple">Ceinture Multe</text:a></text:span></text:p>
          </table:table-cell>
          <table:table-cell table:style-name="ce17" office:value-type="string" calcext:value-type="string">
            <text:p>Niv. 9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751-amulette-yech-ti-wawa" xlink:type="simple">Amulette du Yech'Ti'Wawa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21" office:value-type="string" calcext:value-type="string">
            <text:p><text:span text:style-name="T5"><text:a xlink:href="https://www.wakfu.com/fr/mmorpg/encyclopedie/armures/16018-amulette-yech-ti-wawa" xlink:type="simple">Amulette du Yech'Ti'Wawa</text:a></text:span></text:p>
          </table:table-cell>
          <table:table-cell table:style-name="ce17" office:value-type="string" calcext:value-type="string">
            <text:p>Niv. 107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749-epaulettes-cornegivrees" xlink:type="simple">Epaulettes Cornegivrées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21" office:value-type="string" calcext:value-type="string">
            <text:p><text:span text:style-name="T5"><text:a xlink:href="https://www.wakfu.com/fr/mmorpg/encyclopedie/armures/26529-epaulettes-cornegivrees" xlink:type="simple">Epaulettes Cornegivrées</text:a></text:span></text:p>
          </table:table-cell>
          <table:table-cell table:style-name="ce17" office:value-type="string" calcext:value-type="string">
            <text:p>Niv. 108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94-casque-corbeau-noir" xlink:type="simple">Casque du Corbeau Noir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181-casque-corbeau-noir" xlink:type="simple">Casque du Corbeau Noir</text:a></text:span></text:p>
          </table:table-cell>
          <table:table-cell table:style-name="ce17" office:value-type="string" calcext:value-type="string">
            <text:p>Niv. 110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93-spalieres-corbeau-blanc" xlink:type="simple">Spalières du Corbeau Blanc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177-spalieres-corbeau-blanc" xlink:type="simple">Spalières du Corbeau Blanc</text:a></text:span></text:p>
          </table:table-cell>
          <table:table-cell table:style-name="ce17" office:value-type="string" calcext:value-type="string">
            <text:p>Niv. 110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91-plastron-boufrog" xlink:type="simple">Plastron du Boufrog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196-plastron-boufrog" xlink:type="simple">Plastron du Boufrog</text:a></text:span></text:p>
          </table:table-cell>
          <table:table-cell table:style-name="ce17" office:value-type="string" calcext:value-type="string">
            <text:p>Niv. 110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90-sabots-magmog" xlink:type="simple">Sabots de Magmog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187-sabots-magmog" xlink:type="simple">Sabots de Magmog</text:a></text:span></text:p>
          </table:table-cell>
          <table:table-cell table:style-name="ce17" office:value-type="string" calcext:value-type="string">
            <text:p>Niv. 110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747-coiffe-hagen-glass" xlink:type="simple">Coiffe d’Hagën-Glass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018-coiffe-hagen-glass" xlink:type="simple">Coiffe d’Hagën-Glass</text:a></text:span></text:p>
          </table:table-cell>
          <table:table-cell table:style-name="ce17" office:value-type="string" calcext:value-type="string">
            <text:p>Niv. 12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750-plastron-sylargh" xlink:type="simple">Plastron de Sylargh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111-plastron-sylargh" xlink:type="simple">Plastron de Sylargh</text:a></text:span></text:p>
          </table:table-cell>
          <table:table-cell table:style-name="ce17" office:value-type="string" calcext:value-type="string">
            <text:p>Niv. 12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748-crape" xlink:type="simple">Crape d’Or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012-crape" xlink:type="simple">Crape d’Or</text:a></text:span></text:p>
          </table:table-cell>
          <table:table-cell table:style-name="ce17" office:value-type="string" calcext:value-type="string">
            <text:p>Niv. 12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746-ceinture-necroforgee" xlink:type="simple">Ceinture Nécroforgé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063-ceinture-necroforgee" xlink:type="simple">Ceinture Nécroforgée</text:a></text:span></text:p>
          </table:table-cell>
          <table:table-cell table:style-name="ce17" office:value-type="string" calcext:value-type="string">
            <text:p>Niv. 12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752-bottes-necroforgees" xlink:type="simple">Bottes Nécroforgées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060-bottes-necroforgees" xlink:type="simple">Bottes Nécroforgées</text:a></text:span></text:p>
          </table:table-cell>
          <table:table-cell table:style-name="ce17" office:value-type="string" calcext:value-type="string">
            <text:p>Niv. 12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753-boulon" xlink:type="simple">Boulon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3110-boulon" xlink:type="simple">Boulon</text:a></text:span></text:p>
          </table:table-cell>
          <table:table-cell table:style-name="ce17" office:value-type="string" calcext:value-type="string">
            <text:p>Niv. 12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32-jamall-couvert" xlink:type="simple">Jamall'Couvert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2656-jamall-couvert" xlink:type="simple">Jamall'Couvert</text:a></text:span></text:p>
          </table:table-cell>
          <table:table-cell table:style-name="ce17" office:value-type="string" calcext:value-type="string">
            <text:p>Niv. 15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34-annecheance" xlink:type="simple">Annéchéanc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2657-annecheance" xlink:type="simple">Annéchéance</text:a></text:span></text:p>
          </table:table-cell>
          <table:table-cell table:style-name="ce17" office:value-type="string" calcext:value-type="string">
            <text:p>Niv. 15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35-ombre-serree" xlink:type="simple">L'ombre serré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8546-ombre-serree" xlink:type="simple">L'ombre serrée</text:a></text:span></text:p>
          </table:table-cell>
          <table:table-cell table:style-name="ce17" office:value-type="string" calcext:value-type="string">
            <text:p>Niv. 15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37-peau-thicaire" xlink:type="simple">La Peau Thicair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8542-peau-thicaire" xlink:type="simple">La Peau Thicaire</text:a></text:span></text:p>
          </table:table-cell>
          <table:table-cell table:style-name="ce17" office:value-type="string" calcext:value-type="string">
            <text:p>Niv. 15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33-plastron-srambad" xlink:type="simple">Plastron de Srambad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8535-plastron-srambad" xlink:type="simple">Plastron de Srambad</text:a></text:span></text:p>
          </table:table-cell>
          <table:table-cell table:style-name="ce17" office:value-type="string" calcext:value-type="string">
            <text:p>Niv. 155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36-epaulettes-paradoxales" xlink:type="simple">Epaulettes Paradoxales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21" office:value-type="string" calcext:value-type="string">
            <text:p><text:span text:style-name="T5"><text:a xlink:href="https://www.wakfu.com/fr/mmorpg/encyclopedie/armures/22438-epaulettes-paradoxales" xlink:type="simple">Epaulettes Paradoxales</text:a></text:span></text:p>
          </table:table-cell>
          <table:table-cell table:style-name="ce17" office:value-type="string" calcext:value-type="string">
            <text:p>Niv. 167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30-eternelle" xlink:type="simple">L'Eternell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9145-eternelle" xlink:type="simple">L'Eternelle</text:a></text:span></text:p>
          </table:table-cell>
          <table:table-cell table:style-name="ce17" office:value-type="string" calcext:value-type="string">
            <text:p>Niv. 170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631-bottes-passage" xlink:type="simple">Bottes de Passage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19041-bottes-passage" xlink:type="simple">Bottes de Passage</text:a></text:span></text:p>
          </table:table-cell>
          <table:table-cell table:style-name="ce17" office:value-type="string" calcext:value-type="string">
            <text:p>Niv. 170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806-chapeau-lent-chanteur" xlink:type="simple">Chapeau de Lent Chanteur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8409-chapeau-lent-chanteur" xlink:type="simple">Chapeau de Lent Chanteur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808-veston-fringueur" xlink:type="simple">Veston fringueur</text:a></text:span></text:p>
          </table:table-cell>
          <table:table-cell table:style-name="ce17" office:value-type="string" calcext:value-type="string">
            <text:p>Niv. 215</text:p>
          </table:table-cell>
          <table:table-cell table:style-name="ce18" office:value-type="string" calcext:value-type="string">
            <text:p><text:span text:style-name="T2"><text:a xlink:href="https://www.wakfu.com/fr/mmorpg/encyclopedie/armures/28410-veston-fringueur" xlink:type="simple">Veston fringueur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5" table:number-columns-repeated="2"/>
          <table:table-cell table:style-name="ce16" table:number-columns-repeated="2"/>
          <table:table-cell table:number-columns-repeated="16375"/>
        </table:table-row>
        <table:table-row table:style-name="ro1" table:number-rows-repeated="2">
          <table:table-cell/>
          <table:table-cell table:style-name="ce15" table:number-columns-repeated="6"/>
          <table:table-cell table:style-name="ce16" table:number-columns-repeated="2"/>
          <table:table-cell table:number-columns-repeated="16375"/>
        </table:table-row>
        <table:table-row table:style-name="ro1">
          <table:table-cell/>
          <table:table-cell table:style-name="ce16" table:number-columns-repeated="8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278-pompes-ettes" xlink:type="simple">Les Pompes Ettes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2" office:value-type="string" calcext:value-type="string">
            <text:p>???</text:p>
          </table:table-cell>
          <table:table-cell table:style-name="ce16" table:number-columns-repeated="5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277-chop" xlink:type="simple">La Chop'IN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2" office:value-type="string" calcext:value-type="string">
            <text:p>???</text:p>
          </table:table-cell>
          <table:table-cell table:style-name="ce16" table:number-columns-repeated="5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279-galopintes" xlink:type="simple">Les Galopintes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2" office:value-type="string" calcext:value-type="string">
            <text:p>???</text:p>
          </table:table-cell>
          <table:table-cell table:style-name="ce16" table:number-columns-repeated="5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7276-caskolique" xlink:type="simple">Caskoliqu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2" office:value-type="string" calcext:value-type="string">
            <text:p>???</text:p>
          </table:table-cell>
          <table:table-cell table:style-name="ce16" table:number-columns-repeated="5"/>
          <table:table-cell table:number-columns-repeated="16375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es/25080-tronchoneuse" xlink:type="simple">Tronchoneus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es/22626-trancheuse-nuits-etoiles" xlink:type="simple">Trancheuse des nuits sans étoiles</text:a></text:span></text:p>
          </table:table-cell>
          <table:table-cell table:style-name="ce17" office:value-type="string" calcext:value-type="string">
            <text:p>Niv. 155</text:p>
          </table:table-cell>
          <table:table-cell table:style-name="ce21" office:value-type="string" calcext:value-type="string">
            <text:p><text:span text:style-name="T5"><text:a xlink:href="https://www.wakfu.com/fr/mmorpg/encyclopedie/armes/25413-tronchoneuse" xlink:type="simple">Tronchoneuse</text:a></text:span></text:p>
          </table:table-cell>
          <table:table-cell table:style-name="ce17" office:value-type="string" calcext:value-type="string">
            <text:p>Niv. 80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es/24256-revenantes" xlink:type="simple">Les Revenantes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es/25970-dague-karne" xlink:type="simple">Dague de Karne</text:a></text:span></text:p>
          </table:table-cell>
          <table:table-cell table:style-name="ce17" office:value-type="string" calcext:value-type="string">
            <text:p>Niv. 170</text:p>
          </table:table-cell>
          <table:table-cell table:style-name="ce21" office:value-type="string" calcext:value-type="string">
            <text:p><text:span text:style-name="T5"><text:a xlink:href="https://www.wakfu.com/fr/mmorpg/encyclopedie/armes/23660-revenantes" xlink:type="simple">Les Revenantes</text:a></text:span></text:p>
          </table:table-cell>
          <table:table-cell table:style-name="ce17" office:value-type="string" calcext:value-type="string">
            <text:p>Niv. 6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6725-ceinture-tot" xlink:type="simple">Ceinture du Tot'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6064-ceinture-tot" xlink:type="simple">Ceinture du Tot'</text:a></text:span></text:p>
          </table:table-cell>
          <table:table-cell table:style-name="ce17" office:value-type="string" calcext:value-type="string">
            <text:p>Niv. 170</text:p>
          </table:table-cell>
          <table:table-cell table:style-name="ce18" office:value-type="string" calcext:value-type="string">
            <text:p><text:span text:style-name="T2"><text:a xlink:href="https://www.wakfu.com/fr/mmorpg/encyclopedie/armures/26644-montrure" xlink:type="simple">Montrure</text:a></text:span></text:p>
          </table:table-cell>
          <table:table-cell table:style-name="ce17" office:value-type="string" calcext:value-type="string">
            <text:p>Niv. 170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6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20-yugonnettes" xlink:type="simple">Yugonnettes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70-tongs-hy" xlink:type="simple">Tongs Hy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9" office:value-type="string" calcext:value-type="string">
            <text:p><text:span text:style-name="T3"><text:a xlink:href="https://www.wakfu.com/fr/mmorpg/encyclopedie/armures/13704-yugonnettes" xlink:type="simple">Yugonnettes</text:a></text:span></text:p>
          </table:table-cell>
          <table:table-cell table:style-name="ce17" office:value-type="string" calcext:value-type="string">
            <text:p>Niv. 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4252-harmonie" xlink:type="simple">Harmoni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78-talisman-noir" xlink:type="simple">Talisman Noir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ures/10288-harmonie" xlink:type="simple">Harmonie</text:a></text:span></text:p>
          </table:table-cell>
          <table:table-cell table:style-name="ce17" office:value-type="string" calcext:value-type="string">
            <text:p>Niv. 47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es/24806-goultard" xlink:type="simple">La Goultard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es/19884-polly-sabre" xlink:type="simple">Polly, le Sabre Bis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es/9460-goultard" xlink:type="simple">La Goultard</text:a></text:span></text:p>
          </table:table-cell>
          <table:table-cell table:style-name="ce17" office:value-type="string" calcext:value-type="string">
            <text:p>Niv. 50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es/24805-razielle-conquise" xlink:type="simple">La Razielle conquis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es/19899-sabre-histy" xlink:type="simple">Sabre Histy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es/5580-razielle-conquise" xlink:type="simple">La Razielle conquise</text:a></text:span></text:p>
          </table:table-cell>
          <table:table-cell table:style-name="ce17" office:value-type="string" calcext:value-type="string">
            <text:p>Niv. 50</text:p>
          </table:table-cell>
          <table:table-cell table:number-columns-repeated="16377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28-plastron-justice" xlink:type="simple">Plastron de la Justic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71-kokorset" xlink:type="simple">Kokorset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ures/9616-plastron-justice" xlink:type="simple">Plastron de la Justice</text:a></text:span></text:p>
          </table:table-cell>
          <table:table-cell table:style-name="ce17" office:value-type="string" calcext:value-type="string">
            <text:p>Niv. 51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29-epaulettes-justice" xlink:type="simple">Epaulettes de la Justic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95-epaupeyes" xlink:type="simple">Les Epaupeyes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ures/9615-epaulettes-justice" xlink:type="simple">Epaulettes de la Justice</text:a></text:span></text:p>
          </table:table-cell>
          <table:table-cell table:style-name="ce17" office:value-type="string" calcext:value-type="string">
            <text:p>Niv. 51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5078-ami-lehunui" xlink:type="simple">L'Ami Léhunui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79-cordeliere-dezand" xlink:type="simple">Cordelière Dézand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ures/25071-ami-lehunui" xlink:type="simple">L'Ami Léhunui</text:a></text:span></text:p>
          </table:table-cell>
          <table:table-cell table:style-name="ce17" office:value-type="string" calcext:value-type="string">
            <text:p>Niv. 60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17-ilalano" xlink:type="simple">Ilalano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698-isse-sceau" xlink:type="simple">Issé Sceau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ures/13574-ilalano" xlink:type="simple">Ilalano</text:a></text:span></text:p>
          </table:table-cell>
          <table:table-cell table:style-name="ce17" office:value-type="string" calcext:value-type="string">
            <text:p>Niv. 75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5077-tsarine" xlink:type="simple">Tsarin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208-casque-bordunil" xlink:type="simple">Casque du Bordunil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ures/25414-tsarine" xlink:type="simple">Tsarine</text:a></text:span></text:p>
          </table:table-cell>
          <table:table-cell table:style-name="ce17" office:value-type="string" calcext:value-type="string">
            <text:p>Niv. 78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5079-cire-anneau" xlink:type="simple">Cire-Anneau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709-porte-bouquet" xlink:type="simple">Porte-bouquet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ures/25072-cire-anneau" xlink:type="simple">Cire-Anneau</text:a></text:span></text:p>
          </table:table-cell>
          <table:table-cell table:style-name="ce17" office:value-type="string" calcext:value-type="string">
            <text:p>Niv. 85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4254-epaulettes-vampyriques" xlink:type="simple">Epaulettes Vampyriques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704-epaulettes-tropicales" xlink:type="simple">Epaulettes Tropicales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ures/12887-epaulettes-vampyriques" xlink:type="simple">Epaulettes Vampyriques</text:a></text:span></text:p>
          </table:table-cell>
          <table:table-cell table:style-name="ce17" office:value-type="string" calcext:value-type="string">
            <text:p>Niv. 9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253-plastron-vampyrique" xlink:type="simple">Plastron Vampyriqu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91-peignoir-dodikaprio" xlink:type="simple">Peignoir Dodikaprio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12888-plastron-vampyrique" xlink:type="simple">Plastron Vampyrique</text:a></text:span></text:p>
          </table:table-cell>
          <table:table-cell table:style-name="ce17" office:value-type="string" calcext:value-type="string">
            <text:p>Niv. 95</text:p>
          </table:table-cell>
          <table:table-cell table:number-columns-repeated="16377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16-dragolyre" xlink:type="simple">Dragolyr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158-fetiche-vorace" xlink:type="simple">Fétiche Vorace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21" office:value-type="string" calcext:value-type="string">
            <text:p><text:span text:style-name="T5"><text:a xlink:href="https://www.wakfu.com/fr/mmorpg/encyclopedie/armures/25592-dragolyre" xlink:type="simple">Dragolyre</text:a></text:span></text:p>
          </table:table-cell>
          <table:table-cell table:style-name="ce17" office:value-type="string" calcext:value-type="string">
            <text:p>Niv. 108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22-ceinture-pandawan" xlink:type="simple">Ceinture du Pandawan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251-ceinturon-foul-moon" xlink:type="simple">Ceinturon de Foul Moon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4223-ceinture-pandawan" xlink:type="simple">Ceinture du Pandawan</text:a></text:span></text:p>
          </table:table-cell>
          <table:table-cell table:style-name="ce17" office:value-type="string" calcext:value-type="string">
            <text:p>Niv. 125</text:p>
          </table:table-cell>
          <table:table-cell table:number-columns-repeated="16377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24-chapeau-pandawan" xlink:type="simple">Chapeau du Pandawan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220-heaume-precision" xlink:type="simple">Heaume de Précision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4221-chapeau-pandawan" xlink:type="simple">Chapeau du Pandawan</text:a></text:span></text:p>
          </table:table-cell>
          <table:table-cell table:style-name="ce17" office:value-type="string" calcext:value-type="string">
            <text:p>Niv. 12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4121-tutu" xlink:type="simple">Le Tutu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229-hissee-haut" xlink:type="simple">La Hissée Haut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16975-tutu" xlink:type="simple">Le Tutu</text:a></text:span></text:p>
          </table:table-cell>
          <table:table-cell table:style-name="ce17" office:value-type="string" calcext:value-type="string">
            <text:p>Niv. 125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4802-chapeau-phorreurs-noirs" xlink:type="simple">Chapeau Phorreurs Noirs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74-heaume-stere" xlink:type="simple">Heaume Stère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4819-chapeau-phorreurs-noirs" xlink:type="simple">Chapeau Phorreurs Noirs</text:a></text:span></text:p>
          </table:table-cell>
          <table:table-cell table:style-name="ce17" office:value-type="string" calcext:value-type="string">
            <text:p>Niv. 12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4127-kimono-pandawan" xlink:type="simple">Kimono Pandawan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71-kokorset" xlink:type="simple">Kokorset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4222-kimono-pandawan" xlink:type="simple">Kimono Pandawan</text:a></text:span></text:p>
          </table:table-cell>
          <table:table-cell table:style-name="ce17" office:value-type="string" calcext:value-type="string">
            <text:p>Niv. 125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4803-cape-phorreurs-noirs" xlink:type="simple">Cape Phorreurs Noirs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246-cape-queue-foul-moon" xlink:type="simple">Cape-queue de Foul Moon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4808-cape-phorreurs-noirs" xlink:type="simple">Cape Phorreurs Noirs</text:a></text:span></text:p>
          </table:table-cell>
          <table:table-cell table:style-name="ce17" office:value-type="string" calcext:value-type="string">
            <text:p>Niv. 12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es/24800-bouclier-comte-harebourg" xlink:type="simple">Bouclier du comte Harebourg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es/19883-rempart-aplui" xlink:type="simple">Rempart Aplui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es/23170-bouclier-comte-harebourg" xlink:type="simple">Bouclier du comte Harebourg</text:a></text:span></text:p>
          </table:table-cell>
          <table:table-cell table:style-name="ce17" office:value-type="string" calcext:value-type="string">
            <text:p>Niv. 125</text:p>
          </table:table-cell>
          <table:table-cell table:number-columns-repeated="16377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es/24799-aiguille-comte-harebourg" xlink:type="simple">Aiguille du comte Harebourg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es/20199-aighuilee" xlink:type="simple">L'Aighuilée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es/23171-aiguille-comte-harebourg" xlink:type="simple">Aiguille du comte Harebourg</text:a></text:span></text:p>
          </table:table-cell>
          <table:table-cell table:style-name="ce17" office:value-type="string" calcext:value-type="string">
            <text:p>Niv. 12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798-sprecieux" xlink:type="simple">Sprécieux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67-bandage-plage" xlink:type="simple">Bandage de Plage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18188-sprecieux" xlink:type="simple">Sprécieux</text:a></text:span></text:p>
          </table:table-cell>
          <table:table-cell table:style-name="ce17" office:value-type="string" calcext:value-type="string">
            <text:p>Niv. 140</text:p>
          </table:table-cell>
          <table:table-cell table:number-columns-repeated="16377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26-cape-lodir" xlink:type="simple">Cape Lodir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165-cape-rice" xlink:type="simple">Cape Rice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4151-cape-lodir" xlink:type="simple">Cape Lodir</text:a></text:span></text:p>
          </table:table-cell>
          <table:table-cell table:style-name="ce17" office:value-type="string" calcext:value-type="string">
            <text:p>Niv. 140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804-ceinture-gris-xiii" xlink:type="simple">Ceinture de Gris XIII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251-ceinturon-foul-moon" xlink:type="simple">Ceinturon de Foul Moon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1568-ceinture-gris-xiii" xlink:type="simple">Ceinture de Gris XIII</text:a></text:span></text:p>
          </table:table-cell>
          <table:table-cell table:style-name="ce17" office:value-type="string" calcext:value-type="string">
            <text:p>Niv. 140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4115-amulette-zinit" xlink:type="simple">Amulette du Zinit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221-dent-dunil" xlink:type="simple">Dent Dunîl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4146-amulette-zinit" xlink:type="simple">Amulette du Zinit</text:a></text:span></text:p>
          </table:table-cell>
          <table:table-cell table:style-name="ce17" office:value-type="string" calcext:value-type="string">
            <text:p>Niv. 15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25-cape-zinit" xlink:type="simple">Cape du Zinit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694-cape-kanniboul" xlink:type="simple">Cape Kanniboul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4148-cape-zinit" xlink:type="simple">Cape du Zinit</text:a></text:span></text:p>
          </table:table-cell>
          <table:table-cell table:style-name="ce17" office:value-type="string" calcext:value-type="string">
            <text:p>Niv. 155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4123-coiffe-zinit" xlink:type="simple">Coiffe du Zinit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715-couvre-chef" xlink:type="simple">Couvre-Chef Or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4149-coiffe-zinit" xlink:type="simple">Coiffe du Zinit</text:a></text:span></text:p>
          </table:table-cell>
          <table:table-cell table:style-name="ce17" office:value-type="string" calcext:value-type="string">
            <text:p>Niv. 15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18-sceau-wa" xlink:type="simple">Sceau de Wa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94-anneau-pet" xlink:type="simple">Anneau Pet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2778-sceau-wa" xlink:type="simple">Sceau de Wa</text:a></text:span></text:p>
          </table:table-cell>
          <table:table-cell table:style-name="ce17" office:value-type="string" calcext:value-type="string">
            <text:p>Niv. 155</text:p>
          </table:table-cell>
          <table:table-cell table:number-columns-repeated="16377"/>
        </table:table-row>
        <table:table-row table:style-name="ro1">
          <table:table-cell table:style-name="ce13"/>
          <table:table-cell table:style-name="ce14" office:value-type="string" calcext:value-type="string">
            <text:p><text:span text:style-name="T1"><text:a xlink:href="https://www.wakfu.com/fr/mmorpg/encyclopedie/armures/24119-bottes-zinit" xlink:type="simple">Bottes du Zinit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227-jambieres-pointes" xlink:type="simple">Jambières à Pointes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4147-bottes-zinit" xlink:type="simple">Bottes du Zinit</text:a></text:span></text:p>
          </table:table-cell>
          <table:table-cell table:style-name="ce17" office:value-type="string" calcext:value-type="string">
            <text:p>Niv. 155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6726-epaulettes-riktus-masque" xlink:type="simple">Epaulettes du Riktus masqué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69-epaupineuses" xlink:type="simple">Epaupineuses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6049-epaulettes-riktus-masque" xlink:type="simple">Epaulettes du Riktus masqué</text:a></text:span></text:p>
          </table:table-cell>
          <table:table-cell table:style-name="ce17" office:value-type="string" calcext:value-type="string">
            <text:p>Niv. 170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6727-ave-cape" xlink:type="simple">L'Avé Cap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19886-voile-nomade" xlink:type="simple">Voile Nomade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6042-ave-cape" xlink:type="simple">L'Avé Cape</text:a></text:span></text:p>
          </table:table-cell>
          <table:table-cell table:style-name="ce17" office:value-type="string" calcext:value-type="string">
            <text:p>Niv. 170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ures/24801-broche-celeste" xlink:type="simple">La Broche Céleste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ures/20249-pendentif-foul-moon" xlink:type="simple">Pendentif de Foul Moon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ures/26062-broche-celeste" xlink:type="simple">La Broche Céleste</text:a></text:span></text:p>
          </table:table-cell>
          <table:table-cell table:style-name="ce17" office:value-type="string" calcext:value-type="string">
            <text:p>Niv. 170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1"><text:a xlink:href="https://www.wakfu.com/fr/mmorpg/encyclopedie/armes/26728-seum" xlink:type="simple">Le Seum</text:a></text:span></text:p>
          </table:table-cell>
          <table:table-cell table:style-name="ce17" office:value-type="string" calcext:value-type="string">
            <text:p>Niv. 200</text:p>
          </table:table-cell>
          <table:table-cell table:style-name="ce18" office:value-type="string" calcext:value-type="string">
            <text:p><text:span text:style-name="T2"><text:a xlink:href="https://www.wakfu.com/fr/mmorpg/encyclopedie/armes/19900-poignard-ames" xlink:type="simple">Poignard des Âmes</text:a></text:span></text:p>
          </table:table-cell>
          <table:table-cell table:style-name="ce17" office:value-type="string" calcext:value-type="string">
            <text:p>Niv. 185</text:p>
          </table:table-cell>
          <table:table-cell table:style-name="ce18" office:value-type="string" calcext:value-type="string">
            <text:p><text:span text:style-name="T2"><text:a xlink:href="https://www.wakfu.com/fr/mmorpg/encyclopedie/armes/25866-seum" xlink:type="simple">Le Seum</text:a></text:span></text:p>
          </table:table-cell>
          <table:table-cell table:style-name="ce17" office:value-type="string" calcext:value-type="string">
            <text:p>Niv. 170</text:p>
          </table:table-cell>
          <table:table-cell table:style-name="ce16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6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6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6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6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6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6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6" table:number-columns-repeated="2"/>
          <table:table-cell table:number-columns-repeated="16375"/>
        </table:table-row>
        <table:table-row table:style-name="ro1" table:number-rows-repeated="10484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5:37:08.5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4:07:54.638000000</meta:creation-date>
    <dc:date>2023-11-19T20:23:53.884000000</dc:date>
    <meta:editing-duration>PT4H59M21S</meta:editing-duration>
    <meta:editing-cycles>62</meta:editing-cycles>
    <meta:generator>LibreOffice/7.5.5.2$Windows_X86_64 LibreOffice_project/ca8fe7424262805f223b9a2334bc7181abbcbf5e</meta:generator>
    <meta:document-statistic meta:table-count="1" meta:cell-count="422" meta:object-count="0"/>
  </office:meta>
</office:document-meta>
</file>